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eirut" svg:font-family="Beirut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/>
    </style:style>
    <style:style style:name="P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9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.1665in" fo:margin-bottom="0.1665in" loext:contextual-spacing="false" style:line-height-at-least="0.2in" fo:text-align="center" style:justify-single-word="false" style:vertical-align="baseline"/>
      <style:text-properties style:use-window-font-color="true" style:font-name="Times New Roman" fo:font-size="16pt" style:font-name-asian="Times New Roman1" style:font-size-asian="16pt" style:font-name-complex="Times New Roman1" style:font-size-complex="12pt"/>
    </style:style>
    <style:style style:name="P13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1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1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officeooo:rsid="0021a631" officeooo:paragraph-rsid="0021a631"/>
    </style:style>
    <style:style style:name="P23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officeooo:paragraph-rsid="002577f1"/>
    </style:style>
    <style:style style:name="P24" style:family="paragraph" style:parent-style-name="Standard">
      <style:paragraph-properties fo:margin-left="0.5in" fo:margin-right="0in" fo:margin-top="0.1665in" fo:margin-bottom="0.1665in" loext:contextual-spacing="false" style:line-height-at-least="0.2in" fo:text-indent="0in" style:auto-text-indent="false" style:vertical-align="baseline"/>
      <style:text-properties style:use-window-font-color="true" officeooo:rsid="0025de2d" officeooo:paragraph-rsid="0025de2d"/>
    </style:style>
    <style:style style:name="P25" style:family="paragraph" style:parent-style-name="Standard">
      <style:paragraph-properties fo:margin-left="0.5in" fo:margin-right="0in" fo:margin-top="0.1665in" fo:margin-bottom="0.1665in" loext:contextual-spacing="false" style:line-height-at-least="0.2in" fo:text-indent="0in" style:auto-text-indent="false" style:vertical-align="baseline"/>
      <style:text-properties style:use-window-font-color="true" officeooo:rsid="0025de2d" officeooo:paragraph-rsid="0026efd7"/>
    </style:style>
    <style:style style:name="P26" style:family="paragraph" style:parent-style-name="Standard">
      <style:paragraph-properties fo:margin-left="0.5in" fo:margin-right="0in" fo:margin-top="0.1665in" fo:margin-bottom="0.1665in" loext:contextual-spacing="false" style:line-height-at-least="0.2in" fo:text-indent="0in" style:auto-text-indent="false" style:vertical-align="baseline"/>
      <style:text-properties style:use-window-font-color="true" officeooo:rsid="0025de2d" officeooo:paragraph-rsid="0028654a"/>
    </style:style>
    <style:style style:name="P27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/>
    </style:style>
    <style:style style:name="P28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5de2d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officeooo:rsid="001dc494"/>
    </style:style>
    <style:style style:name="T10" style:family="text">
      <style:text-properties officeooo:rsid="001e53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trato de compraventa de vehículo automóvil de ocasión entre particulares</text:p>
      <text:p text:style-name="P1"/>
      <text:p text:style-name="P2">En <text:span text:style-name="T9">id-unid-1</text:span>, a <text:s/><text:span text:style-name="T10">id-unid-2</text:span></text:p>
      <text:p text:style-name="P2"/>
      <text:p text:style-name="P3">REUNIDOS</text:p>
      <text:p text:style-name="P4"/>
      <text:p text:style-name="P4">De una parte,</text:p>
      <text:p text:style-name="P21">id-unid-3</text:p>
      <text:p text:style-name="P14"><text:span text:style-name="T3">En adelante, la "</text:span><text:span text:style-name="T2">Parte Compradora</text:span><text:span text:style-name="T3">".</text:span></text:p>
      <text:p text:style-name="P15"/>
      <text:p text:style-name="P4">De otra parte,</text:p>
      <text:p text:style-name="P22"><text:span text:style-name="T1">id-unid-4</text:span></text:p>
      <text:p text:style-name="P14"><text:span text:style-name="T3">En adelante, el "</text:span><text:span text:style-name="T2">Parte Vendedora</text:span><text:span text:style-name="T3">".</text:span></text:p>
      <text:p text:style-name="P16"/>
      <text:p text:style-name="P16"/>
      <text:p text:style-name="P14"><text:span text:style-name="T3">En adelante, la Parte Vendedora y la Parte Compradora serán referidas conjuntamente como las "Partes", y cada una de ellas, individualmente, como la "Parte", reconociéndose mutuamente la capacidad jurídica necesaria para contratar y obligarse, y en especial, para el otorgamiento del presente CONTRATO DE COMPRAVENTA DE VEHÍCULO AUTOMÓVIL DE OCASIÓN. En adelante, el "</text:span><text:span text:style-name="T2">Contrato</text:span><text:span text:style-name="T3">".</text:span></text:p>
      <text:p text:style-name="P16"/>
      <text:p text:style-name="P17"/>
      <text:p text:style-name="P3">EXPONEN</text:p>
      <text:p text:style-name="P18"/>
      <text:p text:style-name="P14"><text:span text:style-name="T2">I. </text:span><text:span text:style-name="T3">Que la Parte Vendedora es titular en pleno dominio del vehículo (en adelante, el "Vehículo"), y que éste se encuentra libre de cargas y gravámenes que pudieran impedir la formalización de la transferencia de la propiedad, por la Parte Compradora, en la Jefatura Provincial de Tráfico correspondiente.</text:span></text:p>
      <text:p text:style-name="P7"><text:span text:style-name="T2">II. </text:span><text:span text:style-name="T3">Que la Parte Compradora se compromete a formalizar la transferencia de la propiedad del Vehículo a su favor inmediatamente.</text:span></text:p>
      <text:p text:style-name="P7"><text:span text:style-name="T2">III. </text:span><text:span text:style-name="T3">Que la Parte Compradora manifiesta que ha sido informada por la Parte Vendedora del estado del Vehículo, en su conjunto y en el de sus elementos mecánicos y componentes fundamentales, de su antigüedad y de su kilometraje.</text:span></text:p>
      <text:p text:style-name="P7"><text:span text:style-name="T2">IV. </text:span><text:span text:style-name="T3">Que los elementos identificadores básicos del Vehículo son los siguientes</text:span><text:span text:style-name="T4">:</text:span></text:p>
      <text:list xml:id="list3645962754" text:style-name="WWNum1">
        <text:list-item>
          <text:p text:style-name="P27"><text:span text:style-name="T4">Marca: </text:span><text:span text:style-name="T1">________</text:span></text:p>
        </text:list-item>
        <text:list-item>
          <text:p text:style-name="P28"><text:soft-page-break/>Modelo: ________</text:p>
        </text:list-item>
        <text:list-item>
          <text:p text:style-name="P27"><text:span text:style-name="T4">Número de serie y bastidador: </text:span><text:span text:style-name="T1">________</text:span></text:p>
        </text:list-item>
        <text:list-item>
          <text:p text:style-name="P27"><text:span text:style-name="T4">Kilometraje marcado: </text:span><text:span text:style-name="T1">________ km</text:span></text:p>
        </text:list-item>
        <text:list-item>
          <text:p text:style-name="P28">Matrícula: ________</text:p>
        </text:list-item>
        <text:list-item>
          <text:p text:style-name="P28">Fecha de la primera matriculación: ________</text:p>
        </text:list-item>
      </text:list>
      <text:p text:style-name="P7"><text:span text:style-name="T2">V.</text:span><text:span text:style-name="T3"> Que el Vehículo objeto del presente Contrato de compraventa se encuentra revisado reglamentariamente por la ITV de </text:span><text:span text:style-name="T1">________</text:span><text:span text:style-name="T3"> en fecha </text:span><text:span text:style-name="T1">________.</text:span></text:p>
      <text:p text:style-name="P7"><text:span text:style-name="T4">La próxima inspección de ITV del Vehículo deberá realizarse en:</text:span><text:span text:style-name="T1"> ________.</text:span></text:p>
      <text:p text:style-name="P7"><text:span text:style-name="T2">VI.</text:span><text:span text:style-name="T3"> Que, en virtud de las consideraciones precedentes, las Partes acuerdan, libre y voluntariamente, otorgar el presente Contrato de compraventa con sujeción a las siguientes</text:span></text:p>
      <text:p text:style-name="P9"/>
      <text:p text:style-name="P3">CLÁUSULAS</text:p>
      <text:p text:style-name="P3"/>
      <text:p text:style-name="P5">PRIMERA. OBJETO</text:p>
      <text:p text:style-name="P6">El presente Contrato tiene por objeto la constitución y regulación de la compraventa del Vehículo, tal y como se ha identificado en el expositivo del Contrato, entre la Parte Vendedora, quien lo vende siendo el Vehículo de su legítima propiedad, y la Parte Compradora, quien compra conociendo el estado real (técnico y de conservación) del Vehículo, sus elementos mecánicos, su antigüedad y kilometraje, habiéndolo examinado personalmente y previamente a la conclusión de este Contrato.</text:p>
      <text:p text:style-name="P5"/>
      <text:p text:style-name="P5">SEGUNDA. CARACTERÍSTICAS Y ESTADO DE USO</text:p>
      <text:p text:style-name="P23"><text:span text:style-name="T4">El Vehículo consta de las siguientes características:</text:span></text:p>
      <text:p text:style-name="P24"><text:span text:style-name="T4">• id-unid-5</text:span></text:p>
      <text:p text:style-name="P24"><text:span text:style-name="T5">• </text:span><text:span text:style-name="T4">Marca: id-unid-6</text:span></text:p>
      <text:p text:style-name="P25"><text:span text:style-name="T5">• </text:span><text:span text:style-name="T4">M</text:span><text:span text:style-name="T7">odelo</text:span><text:span text:style-name="T4">: id-unid-7</text:span></text:p>
      <text:p text:style-name="P26"><text:span text:style-name="T5">• </text:span><text:span text:style-name="T7">Número de serie y bastidor</text:span><text:span text:style-name="T4">: </text:span><text:span text:style-name="T8">id-unid-8</text:span></text:p>
      <text:p text:style-name="P26"><text:span text:style-name="T5">• </text:span><text:span text:style-name="T7">Kilometraje marcado</text:span><text:span text:style-name="T8">: id-unid-9 Km</text:span></text:p>
      <text:p text:style-name="P26"><text:span text:style-name="T5">• </text:span><text:span text:style-name="T7">Matrícula</text:span><text:span text:style-name="T8">: id-dec-10</text:span></text:p>
      <text:p text:style-name="P26"><text:span text:style-name="T5">• </text:span><text:span text:style-name="T7">Fecha de la primera matriculación</text:span><text:span text:style-name="T8">: id-dec-11</text:span></text:p>
      <text:p text:style-name="P12">&lt;RESTO DEL DOCUMENTO&gt;</text:p>
      <text:p text:style-name="P12"><text:soft-page-break/></text:p>
      <text:p text:style-name="P8"><text:span text:style-name="T2">Y en prueba de conformidad y aceptación de todo lo establecido</text:span><text:span text:style-name="T3">, ambas Partes firman este contrato en tres ejemplares y a un solo efecto, en el lugar y fecha al comienzo indicados</text:span></text:p>
      <text:p text:style-name="P9"/>
      <text:p text:style-name="P11">LA PARTE VENDEDORA <text:s text:c="51"/>LA PARTE COMPRADORA</text:p>
      <text:p text:style-name="P10"><text:line-break/></text:p>
      <text:p text:style-name="P10"><text:bookmark text:name="_GoBack"/><text:line-break/><text:line-break/><text:line-break/>........................................... <text:s text:c="55"/>...........................................</text:p>
      <text:p text:style-name="P17">________ <text:s text:c="82"/>________</text:p>
      <text:p text:style-name="P19"/>
      <text:p text:style-name="P13"/>
      <text:p text:style-name="P13"><text:lin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eirut" svg:font-family="Beirut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10</meta:editing-cycles>
    <meta:creation-date>2019-11-25T09:28:00</meta:creation-date>
    <dc:date>2019-12-04T21:40:36.940309274</dc:date>
    <meta:editing-duration>PT4H32M40S</meta:editing-duration>
    <meta:generator>LibreOffice/6.2.4.2$MacOSX_X86_64 LibreOffice_project/2412653d852ce75f65fbfa83fb7e7b669a126d64</meta:generator>
    <meta:document-statistic meta:table-count="0" meta:image-count="0" meta:object-count="0" meta:page-count="3" meta:paragraph-count="43" meta:word-count="456" meta:character-count="3230" meta:non-whitespace-character-count="26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